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CD Dot Matrix HD44780U" svg:font-family="'LCD Dot Matrix HD44780U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5.08cm" style:rel-column-width="2880*"/>
    </style:style>
    <style:style style:name="Tabela1.B" style:family="table-column">
      <style:table-column-properties style:column-width="11.92cm" style:rel-column-width="6758*"/>
    </style:style>
    <style:style style:name="Tabela1.A1" style:family="table-cell">
      <style:table-cell-properties fo:padding="0cm" fo:border="none"/>
    </style:style>
    <style:style style:name="Tabela2" style:family="table">
      <style:table-properties style:width="17cm" table:align="margins" style:shadow="none"/>
    </style:style>
    <style:style style:name="Tabela2.A" style:family="table-column">
      <style:table-column-properties style:column-width="5.08cm" style:rel-column-width="2880*"/>
    </style:style>
    <style:style style:name="Tabela2.B" style:family="table-column">
      <style:table-column-properties style:column-width="11.92cm" style:rel-column-width="6758*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17cm" table:align="margins" style:shadow="none"/>
    </style:style>
    <style:style style:name="Tabela3.A" style:family="table-column">
      <style:table-column-properties style:column-width="5.08cm" style:rel-column-width="2880*"/>
    </style:style>
    <style:style style:name="Tabela3.B" style:family="table-column">
      <style:table-column-properties style:column-width="11.92cm" style:rel-column-width="6758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cm" table:align="margins" style:shadow="none"/>
    </style:style>
    <style:style style:name="Tabela4.A" style:family="table-column">
      <style:table-column-properties style:column-width="5.08cm" style:rel-column-width="2880*"/>
    </style:style>
    <style:style style:name="Tabela4.B" style:family="table-column">
      <style:table-column-properties style:column-width="11.92cm" style:rel-column-width="675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17cm" table:align="margins" style:shadow="none"/>
    </style:style>
    <style:style style:name="Tabela5.A" style:family="table-column">
      <style:table-column-properties style:column-width="5.08cm" style:rel-column-width="2880*"/>
    </style:style>
    <style:style style:name="Tabela5.B" style:family="table-column">
      <style:table-column-properties style:column-width="11.92cm" style:rel-column-width="6758*"/>
    </style:style>
    <style:style style:name="Tabela5.A1" style:family="table-cell">
      <style:table-cell-properties fo:padding="0cm" fo:border="none"/>
    </style:style>
    <style:style style:name="Tabela6" style:family="table">
      <style:table-properties style:width="17cm" table:align="margins" style:shadow="none"/>
    </style:style>
    <style:style style:name="Tabela6.A" style:family="table-column">
      <style:table-column-properties style:column-width="5.08cm" style:rel-column-width="2880*"/>
    </style:style>
    <style:style style:name="Tabela6.B" style:family="table-column">
      <style:table-column-properties style:column-width="11.92cm" style:rel-column-width="6758*"/>
    </style:style>
    <style:style style:name="Tabela6.A1" style:family="table-cell">
      <style:table-cell-properties fo:padding="0cm" fo:border="none"/>
    </style:style>
    <style:style style:name="Tabela7" style:family="table">
      <style:table-properties style:width="17cm" table:align="margins" style:shadow="none"/>
    </style:style>
    <style:style style:name="Tabela7.A" style:family="table-column">
      <style:table-column-properties style:column-width="5.08cm" style:rel-column-width="2880*"/>
    </style:style>
    <style:style style:name="Tabela7.B" style:family="table-column">
      <style:table-column-properties style:column-width="11.92cm" style:rel-column-width="6758*"/>
    </style:style>
    <style:style style:name="Tabela7.A1" style:family="table-cell">
      <style:table-cell-properties fo:padding="0cm" fo:border="none"/>
    </style:style>
    <style:style style:name="P1" style:family="paragraph" style:parent-style-name="Standard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 style:list-style-name="L3"/>
    <style:style style:name="P9" style:family="paragraph" style:parent-style-name="Standard">
      <style:paragraph-properties fo:background-color="#94bd5e">
        <style:background-image/>
      </style:paragraph-properties>
      <style:text-properties style:font-name="LCD Dot Matrix HD44780U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LCD Dot Matrix HD44780U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font-name="Times New Roman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fo:font-weight="normal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" style:family="text">
      <style:text-properties style:font-name="TimesNewRomanPSMT" fo:font-size="8pt" style:font-name-asian="TimesNewRomanPSMT" style:font-size-asian="8pt" style:font-name-complex="TimesNewRomanPSMT" style:font-size-complex="8pt"/>
    </style:style>
    <style:style style:name="T9" style:family="text"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ator termostatów DS1821 – instrukcja obsługi</text:p>
      <text:p text:style-name="P5"/>
      <text:p text:style-name="P2">Opis złącz urządzenia:</text:p>
      <text:list xml:id="list30595509" text:style-name="L2">
        <text:list-item>
          <text:p text:style-name="P1">(z prawej strony) złącze programowania DS1821:</text:p>
          <text:p text:style-name="P1">kolejność wyprowadzeń od góry: 1 – GND, 2 – DQ, 3 – VDD; </text:p>
          <text:p text:style-name="P1">maksymalna wydajność prądowa ~10mA; napięcie stanu wysokiego 3,3V;</text:p>
          <text:p text:style-name="P1">linia DQ podciągnięta wewnętrznie do 3,3V przez rezystor 4,7k<text:span text:style-name="T1">Ώ</text:span></text:p>
        </text:list-item>
        <text:list-item>
          <text:p text:style-name="P1">(z lewej strony) złącze mini USB B służące do zasilania urządzenia:</text:p>
          <text:p text:style-name="P1">maksymalny pobór prądu ~40mA (włączone podświetlenie, zwarte złącze programowania)</text:p>
        </text:list-item>
      </text:list>
      <text:p text:style-name="Standard">Uwaga masa złącza USB jest podłączona bezpośrednio z masą złącza programowania. Nie należy łączyć urządzeń o dwóch różnych potencjałach.</text:p>
      <text:p text:style-name="Standard"/>
      <text:p text:style-name="P2">Przed uruchomieniem programatora:</text:p>
      <text:p text:style-name="Standard">Programator jest dostarczany z baterią 9V, jednak jest ona odłączona. Należy podłączyć baterię 9V. Po podłączeniu baterii powinien pojawić się komunikat: „0. Wyszuk.DS1821” oraz powinno załączyć się podświetlenie wyświetlacza.</text:p>
      <text:p text:style-name="Standard"/>
      <text:p text:style-name="P2">Skrócony opis działania termostatu DS1821:</text:p>
      <text:p text:style-name="Standard">Wyjście DQ stanie się aktywne, kiedy temperatura DS1821 przekroczy zdefiniowany przez użytkownika próg w rejestrze TH i pozostanie aktywne dopóki temperatura nie spadnie poniżej zdefiniowanego progu w rejestrze TL. Uwaga: temperatura TH musi być większa lub równa temperaturze TL, w przeciwnym przypadku termostat nie będzie działał.</text:p>
      <text:p text:style-name="Standard">Polaryzacja (tzn. stan aktywny) wyjścia DQ jest wybieralna przez użytkownika za pomocą nieulotnego bitu POL w rejestrze statusu. Wyjście DQ jest aktywne stanem wysokim, gdy POL = 1, natomiast wyjście DQ jest aktywne stanem niskim, gdy POL = 0.</text:p>
      <text:p text:style-name="Standard">Zakres temperatury działania DS1821 wynosi: od -55ºC do +125ºC. </text:p>
      <text:p text:style-name="Standard"/>
      <text:p text:style-name="P2">Włączenie programatora:</text:p>
      <text:p text:style-name="P3">Urządzenie można włączyć naciskając dowolny przycisk na panelu przednim. Po podłączeniu zasilania urządzenie włączy się automatycznie.</text:p>
      <text:p text:style-name="P3"/>
      <text:p text:style-name="P2">Wyłączenie programatora:</text:p>
      <text:p text:style-name="P3">Urządzenie po około 1 minucie przechodzi w tryb oszczędzania energii. W tym trybie urządzenie powinno działać przez około 10 miesięcy (w zależności od użytej baterii). Jeżeli programator ma być dłużej nieużywany należy odłączyć baterię od urządzenia.</text:p>
      <text:p text:style-name="Standard"/>
      <text:p text:style-name="P7">Menu urządzenia:</text:p>
      <text:p text:style-name="P6">Zmianę trybu programatora uzyskuje się za pomocą <text:span text:style-name="T4">przycisków strzałek „</text:span><text:span text:style-name="T2">↑</text:span><text:span text:style-name="T4">” lub „</text:span><text:span text:style-name="T2">↓</text:span><text:span text:style-name="T4">”. </text:span></text:p>
      <text:p text:style-name="P6"><text:span text:style-name="T4">Zmianę parametrów uzyskuje się za pomocą przycisków strzałek „←” lub „→”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0. Wyszuk.DS1821</text:p>
            <text:p text:style-name="P9"><text:s text:c="3"/></text:p>
          </table:table-cell>
          <table:table-cell table:style-name="Tabela1.A1" office:value-type="string">
            <text:p text:style-name="P11">Programator co ok. 1 sekundę próbuje przełączyć termostat w tryb magistrali 1-Wire i sprawdza jego obecność.</text:p>
          </table:table-cell>
        </table:table-row>
      </table:table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0. Wyszuk.DS1821</text:p>
            <text:p text:style-name="P9"><text:s text:c="3"/>Znaleziono</text:p>
          </table:table-cell>
          <table:table-cell table:style-name="Tabela2.A1" office:value-type="string">
            <text:p text:style-name="P11">Po wykryciu termostatu DS1821 na magistrali 1-Wire programator wyświetla komunikat „Znaleziono” i przełącza się w tryb odczytu aktualnej temperatury.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1. Odczyt temp. </text:p>
            <text:p text:style-name="P9"><text:s text:c="3"/>+021</text:p>
          </table:table-cell>
          <table:table-cell table:style-name="Tabela3.A1" office:value-type="string">
            <text:p text:style-name="P11">Programator co ok. 1 sekundę sprawdza odczyt aktualnej temperatury z termostatu. Odczyt w stopniach Celsjusza.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2. Ustaw temp.TL</text:p>
            <text:p text:style-name="P9"><text:s text:c="3"/>+030</text:p>
          </table:table-cell>
          <table:table-cell table:style-name="Tabela4.A1" office:value-type="string">
            <text:p text:style-name="P11">Programator odczytuje aktualne ustawienie temperatury TL (dolnego progu termostatu) i pozwala na jego modyfikację za pomocą przycisków strzałek „←” lub „→”.</text:p>
          </table:table-cell>
        </table:table-row>
      </table:table>
      <text:p text:style-name="Standard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3. Ustaw temp.TH</text:p>
            <text:p text:style-name="P9"><text:s text:c="3"/>+050</text:p>
          </table:table-cell>
          <table:table-cell table:style-name="Tabela5.A1" office:value-type="string">
            <text:p text:style-name="P11">Programator odczytuje aktualne ustawienie temperatury TH (górnego progu termostatu) i pozwala na jego modyfikację za pomocą przycisków strzałek „←” lub „→”.</text:p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4. Ustaw polar.</text:p>
            <text:p text:style-name="P9"><text:s text:c="3"/>0</text:p>
          </table:table-cell>
          <table:table-cell table:style-name="Tabela6.A1" office:value-type="string">
            <text:p text:style-name="P11">Programator odczytuje aktualne ustawienie bitu polaryzacji POL (stanu aktywnego termostatu) i pozwala na jego modyfikację za pomocą przycisków strzałek „←” lub „→”.</text:p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5. Tryb termos. </text:p>
            <text:p text:style-name="P9"><text:s text:c="3"/>0, DQ=1</text:p>
          </table:table-cell>
          <table:table-cell table:style-name="Tabela7.A1" office:value-type="string">
            <text:p text:style-name="P11">Programator sprawdza w jakim stanie znajduje się aktualnie termostat DS1821: 1-Wire (0), termostat (1). Za pomocą przycisków strzałek „←” lub „→” można przełączyć DS1821 w tryb termostatu (1) i sprawdzić stan wyjścia DQ.</text:p>
          </table:table-cell>
        </table:table-row>
      </table:table>
      <text:p text:style-name="Standard"/>
      <text:p text:style-name="Standard">Jeśli w trakcie programowania termostat zostanie odłączony od urządzenia, to programator automatycznie przełączy się w tryb wyszukiwania DS1821 (nie dotyczy to trybu „5. Tryb termos.”).</text:p>
      <text:p text:style-name="Standard"/>
      <text:p text:style-name="Standard">Jeśli przez około 1 minutę na urządzeniu nie zostanie naciśnięty żaden przycisk, to programator przełączy się w tryb oszczędzania energii. Programator może zostać wybudzony przez naciśnięcie dowolnego przycisku.</text:p>
      <text:p text:style-name="Standard"/>
      <text:p text:style-name="P2">Rozwiązywanie problemów:</text:p>
      <text:list xml:id="list33340588" text:style-name="L3">
        <text:list-item>
          <text:p text:style-name="P4">urządzenie nie włącza się – odłącz urządzenie od zasilania na ok. 1 minutę i podłącz ponownie; wymień baterię;</text:p>
        </text:list-item>
        <text:list-item>
          <text:p text:style-name="P8"><text:span text:style-name="T10">urządzenie nie znajduje układu DS1821 pomimo poprawnego podłączenia – należy sprawdzić czy układ termostatu nie pobiera prądu wyższego niż ~10mA przez zasilanie VDD; należy sprawdzić, czy przy VDD = 0V, wejście DQ może osiągnąć napięcie 3,3V po podciągnięciu przez rezystor 4,7k</text:span><text:span text:style-name="T3">Ώ;</text:span></text:p>
        </text:list-item>
        <text:list-item>
          <text:p text:style-name="P8"><text:span text:style-name="T3">programator nie przełącza DS1821 w tryb termostatu – układ DS1821 jest zaprogramowany w tryb termostatu, natomiast układ termostatu nie pozwala na przełączenie trybu, patrz: urządzenie nie znajduje układu DS1821. Pomimo problemu po odłączeniu zasilania od DS1821 na minimum 10 sekund, DS1821 włączy się w tryb termostatu.</text:span></text:p>
        </text:list-item>
      </text:list>
      <text:p text:style-name="Standard"><text:span text:style-name="T3"/></text:p>
      <text:p text:style-name="Standard"><text:span text:style-name="T3">Data przygotowania instrukcji: </text:span><text:span text:style-name="T3"><text:date style:data-style-name="N36" text:date-value="2012-02-06T13:49:31.42" text:fixed="true">6.02.2012</text:date>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CD Dot Matrix HD44780U" svg:font-family="'LCD Dot Matrix HD44780U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3:51:35.40</meta:creation-date>
    <meta:editing-duration>P0D</meta:editing-duration>
    <meta:editing-cycles>1</meta:editing-cycles>
    <meta:generator>OpenOffice.org/3.3$Win32 OpenOffice.org_project/330m20$Build-9567</meta:generator>
    <dc:title>Programator DS1821 - istrukcja obsługi</dc:title>
    <meta:document-statistic meta:table-count="7" meta:image-count="0" meta:object-count="0" meta:page-count="2" meta:paragraph-count="50" meta:word-count="650" meta:character-count="4538"/>
  </office:meta>
</office:document-meta>
</file>